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3D1B34F16454C0FE742.png" manifest:media-type="image/png"/>
  <manifest:file-entry manifest:full-path="Pictures/1000020100000780000003D1B7AE87BDAD22B1A8.png" manifest:media-type="image/png"/>
  <manifest:file-entry manifest:full-path="Pictures/1000020100000780000003D105A8EA6E07991A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25cm" svg:height="8cm" svg:x="2.5cm" svg:y="1.25cm">
          <draw:image xlink:href="Pictures/1000020100000780000003D1B34F16454C0FE742.png" xlink:type="simple" xlink:show="embed" xlink:actuate="onLoad" draw:mime-type="image/png">
            <text:p/>
          </draw:image>
        </draw:frame>
        <draw:frame draw:style-name="gr1" draw:text-style-name="P1" draw:layer="layout" svg:width="17.589cm" svg:height="8.95cm" svg:x="2.411cm" svg:y="8.584cm">
          <draw:image xlink:href="Pictures/1000020100000780000003D1B7AE87BDAD22B1A8.png" xlink:type="simple" xlink:show="embed" xlink:actuate="onLoad" draw:mime-type="image/png">
            <text:p/>
          </draw:image>
        </draw:frame>
        <draw:frame draw:style-name="gr1" draw:text-style-name="P1" draw:layer="layout" svg:width="17.75cm" svg:height="8.5cm" svg:x="2.25cm" svg:y="16.8cm">
          <draw:image xlink:href="Pictures/1000020100000780000003D105A8EA6E07991A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6T10:59:28.712000000</meta:creation-date>
    <dc:date>2021-07-06T11:04:47.930000000</dc:date>
    <meta:editing-duration>PT1M</meta:editing-duration>
    <meta:editing-cycles>1</meta:editing-cycles>
    <meta:document-statistic meta:object-count="3"/>
    <meta:generator>LibreOffice/7.1.0.3$Windows_X86_64 LibreOffice_project/f6099ecf3d29644b5008cc8f48f42f4a40986e4c</meta:generator>
  </office:meta>
</office:document-meta>
</file>